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45f1" officeooo:paragraph-rsid="001245f1"/>
    </style:style>
    <style:style style:name="P2" style:family="paragraph" style:parent-style-name="Standard">
      <style:text-properties officeooo:rsid="0013270c" officeooo:paragraph-rsid="0013270c"/>
    </style:style>
    <style:style style:name="P3" style:family="paragraph" style:parent-style-name="Standard">
      <style:text-properties fo:font-style="italic" officeooo:rsid="0013270c" officeooo:paragraph-rsid="0013270c" style:font-style-asian="italic" style:font-style-complex="italic"/>
    </style:style>
    <style:style style:name="P4" style:family="paragraph" style:parent-style-name="Standard">
      <style:text-properties fo:font-style="italic" officeooo:rsid="001245f1" officeooo:paragraph-rsid="001245f1" style:font-style-asian="italic" style:font-style-complex="italic"/>
    </style:style>
    <style:style style:name="T1" style:family="text">
      <style:text-properties officeooo:rsid="0013a281"/>
    </style:style>
    <style:style style:name="T2" style:family="text">
      <style:text-properties officeooo:rsid="0014ab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our les tablettes : </text:p>
      <text:p text:style-name="P1">- pas forcément affichées dans le device explorer</text:p>
      <text:p text:style-name="P1">- ajouter menu déroulant avec les tel connectés</text:p>
      <text:p text:style-name="P1">- utiliser le connectionManager de l’équipe connexion</text:p>
      <text:p text:style-name="P1"/>
      <text:p text:style-name="P3">Pour les tests : </text:p>
      <text:p text:style-name="P2">- processing</text:p>
      <text:p text:style-name="P2">- programme de test dans iscore (dataspace)</text:p>
      <text:p text:style-name="P2">- <text:span text:style-name="T1">les ports sont dedans (in 13001, out 13002)</text:span></text:p>
      <text:p text:style-name="P2">- <text:span text:style-name="T1">on exécute, quand on agit sur la fenêtre graphique iscore recoit les messages et crée l’arborescence correspondante (je crois)</text:span></text:p>
      <text:p text:style-name="P2">- <text:span text:style-name="T2">plus qu’à créer un process, le lier aux variables qu’on veut et lire la partition pour voir le change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1:38:49.853405232</meta:creation-date>
    <dc:date>2017-03-03T11:42:11.961923868</dc:date>
    <meta:editing-duration>PT3M21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89" meta:character-count="522" meta:non-whitespace-character-count="441"/>
  </office:meta>
</office:document-meta>
</file>